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Textformatvorlage">
      <style:text-properties fo:color="#000000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color="#000000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Heading_20_2">Casos d'ús triats</text:p>
      <text:p text:style-name="Text_20_body">Aquests són els casos d'ús que hem triat d'entre tots els que vam especificar</text:p>
      <text:p text:style-name="P3">Gestió de comandes</text:p>
      <text:p text:style-name="Standard">Demanar Pressupost Comanda</text:p>
      <text:p text:style-name="Standard">Consultar Comandes</text:p>
      <text:p text:style-name="Standard">Alta Comanda</text:p>
      <text:p text:style-name="Standard">Cancel·lar comanda</text:p>
      <text:p text:style-name="P4"/>
      <text:p text:style-name="P4">Gestió de contractes</text:p>
      <text:p text:style-name="Standard">Sol·licitar Pressupost Contracte</text:p>
      <text:p text:style-name="P2"/>
      <text:p text:style-name="P4">Gestió de transports</text:p>
      <text:p text:style-name="Standard">Crear Ruta</text:p>
      <text:p text:style-name="Standard">Contractació Transport Especial</text:p>
      <text:p text:style-name="P2"/>
      <text:p text:style-name="P4">Planificació</text:p>
      <text:p text:style-name="Standard">Recalcular planificació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7T23:58:51</dc:date>
    <dc:language>en-US</dc:language>
    <meta:editing-cycles>22</meta:editing-cycles>
    <meta:editing-duration>PT5H34M3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53" meta:character-count="398"/>
  </office:meta>
</office:document-meta>
</file>